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3" style:family="table-cell" style:parent-style-name="Default">
      <style:table-cell-properties fo:border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order-bottom="none" fo:border-left="0.002cm solid #000000" fo:border-right="none" fo:border-top="0.002cm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  <style:text-properties fo:font-size="10pt" style:font-size-asian="10pt" style:font-size-complex="10pt"/>
    </style:style>
    <style:style style:name="ce27" style:family="table-cell" style:parent-style-name="Default">
      <style:text-properties fo:font-size="10pt" style:font-size-asian="10pt" style:font-size-complex="10pt"/>
    </style:style>
    <style:style style:name="ce28" style:family="table-cell" style:parent-style-name="Default">
      <style:table-cell-properties fo:border="none"/>
      <style:text-properties fo:color="#ff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518.33">
            <text:p>2518,33</text:p>
          </table:table-cell>
          <table:table-cell table:style-name="ce11" office:value-type="float" office:value="2555.23">
            <text:p>2555,23</text:p>
          </table:table-cell>
          <table:table-cell table:style-name="ce11" office:value-type="float" office:value="2696.31">
            <text:p>2696,31</text:p>
          </table:table-cell>
          <table:table-cell table:style-name="ce11" office:value-type="float" office:value="2469.19">
            <text:p>2469,19</text:p>
          </table:table-cell>
          <table:table-cell office:value-type="float" office:value="2101.9">
            <text:p>2101,9</text:p>
          </table:table-cell>
          <table:table-cell office:value-type="float" office:value="2517.8">
            <text:p>2517,8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2508.785">
            <text:p>2508,785</text:p>
          </table:table-cell>
          <table:table-cell table:style-name="ce19" table:formula="of:=[.D$15]" office:value-type="float" office:value="2552.218">
            <text:p>2552,218</text:p>
          </table:table-cell>
          <table:table-cell table:style-name="ce19" table:formula="of:=[.E$15]" office:value-type="float" office:value="2720.228">
            <text:p>2720,228</text:p>
          </table:table-cell>
          <table:table-cell table:style-name="ce19" table:formula="of:=[.F$15]" office:value-type="float" office:value="2674.305">
            <text:p>2674,305</text:p>
          </table:table-cell>
          <table:table-cell table:style-name="ce19" table:formula="of:=[.G$15]" office:value-type="float" office:value="2226.832">
            <text:p>2226,832</text:p>
          </table:table-cell>
          <table:table-cell table:style-name="ce21" table:formula="of:=[.H$15]" office:value-type="float" office:value="2556.996">
            <text:p>2556,99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721.92">
            <text:p>2721,92</text:p>
          </table:table-cell>
          <table:table-cell office:value-type="float" office:value="2435.98">
            <text:p>2435,98</text:p>
          </table:table-cell>
          <table:table-cell office:value-type="float" office:value="2903.4">
            <text:p>2903,4</text:p>
          </table:table-cell>
          <table:table-cell office:value-type="float" office:value="3077.29">
            <text:p>3077,29</text:p>
          </table:table-cell>
          <table:table-cell office:value-type="float" office:value="2268.89">
            <text:p>2268,89</text:p>
          </table:table-cell>
          <table:table-cell office:value-type="float" office:value="2321.32">
            <text:p>2321,32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836.5884">
            <text:p>836,5884</text:p>
          </table:table-cell>
          <table:table-cell table:style-name="ce19" table:formula="of:=[.D$32]" office:value-type="float" office:value="462.4102">
            <text:p>462,4102</text:p>
          </table:table-cell>
          <table:table-cell table:style-name="ce19" table:formula="of:=[.E$32]" office:value-type="float" office:value="610.6997">
            <text:p>610,6997</text:p>
          </table:table-cell>
          <table:table-cell table:style-name="ce19" table:formula="of:=[.F$32]" office:value-type="float" office:value="425.499">
            <text:p>425,499</text:p>
          </table:table-cell>
          <table:table-cell table:style-name="ce19" table:formula="of:=[.G$32]" office:value-type="float" office:value="675.2597">
            <text:p>675,2597</text:p>
          </table:table-cell>
          <table:table-cell table:style-name="ce21" table:formula="of:=[.H$32]" office:value-type="float" office:value="722.947">
            <text:p>722,9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783.3">
            <text:p>2783,3</text:p>
          </table:table-cell>
          <table:table-cell office:value-type="float" office:value="2647.51">
            <text:p>2647,51</text:p>
          </table:table-cell>
          <table:table-cell office:value-type="float" office:value="2673.18">
            <text:p>2673,18</text:p>
          </table:table-cell>
          <table:table-cell office:value-type="float" office:value="2792.09">
            <text:p>2792,09</text:p>
          </table:table-cell>
          <table:table-cell table:style-name="ce17" office:value-type="float" office:value="2434.8">
            <text:p>2434,8</text:p>
          </table:table-cell>
          <table:table-cell table:style-name="ce17" office:value-type="float" office:value="2437.11">
            <text:p>2437,11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2313.962">
            <text:p>2313,962</text:p>
          </table:table-cell>
          <table:table-cell table:style-name="ce19" table:formula="of:=[.D$49]" office:value-type="float" office:value="2367.81">
            <text:p>2367,81</text:p>
          </table:table-cell>
          <table:table-cell table:style-name="ce19" table:formula="of:=[.E$49]" office:value-type="float" office:value="2423.956">
            <text:p>2423,956</text:p>
          </table:table-cell>
          <table:table-cell table:style-name="ce19" table:formula="of:=[.F$49]" office:value-type="float" office:value="2319.324">
            <text:p>2319,324</text:p>
          </table:table-cell>
          <table:table-cell table:style-name="ce19" table:formula="of:=[.G$49]" office:value-type="float" office:value="2067.291">
            <text:p>2067,291</text:p>
          </table:table-cell>
          <table:table-cell table:style-name="ce21" table:formula="of:=[.H$49]" office:value-type="float" office:value="2405.496">
            <text:p>2405,49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418.3">
            <text:p>2418,3</text:p>
          </table:table-cell>
          <table:table-cell office:value-type="float" office:value="2459.21">
            <text:p>2459,21</text:p>
          </table:table-cell>
          <table:table-cell office:value-type="float" office:value="2773.72">
            <text:p>2773,72</text:p>
          </table:table-cell>
          <table:table-cell office:value-type="float" office:value="2586.01">
            <text:p>2586,01</text:p>
          </table:table-cell>
          <table:table-cell office:value-type="float" office:value="1929.6">
            <text:p>1929,6</text:p>
          </table:table-cell>
          <table:table-cell office:value-type="float" office:value="2857.11">
            <text:p>2857,11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2024.978">
            <text:p>2024,978</text:p>
          </table:table-cell>
          <table:table-cell table:style-name="ce20" table:formula="of:=[.D$66]" office:value-type="float" office:value="2209.96">
            <text:p>2209,96</text:p>
          </table:table-cell>
          <table:table-cell table:style-name="ce20" table:formula="of:=[.E$66]" office:value-type="float" office:value="2347.36">
            <text:p>2347,36</text:p>
          </table:table-cell>
          <table:table-cell table:style-name="ce20" table:formula="of:=[.F$66]" office:value-type="float" office:value="2587.133">
            <text:p>2587,133</text:p>
          </table:table-cell>
          <table:table-cell table:style-name="ce20" table:formula="of:=[.G$66]" office:value-type="float" office:value="2636.643">
            <text:p>2636,643</text:p>
          </table:table-cell>
          <table:table-cell table:style-name="ce22" table:formula="of:=[.H$66]" office:value-type="float" office:value="2340.18">
            <text:p>2340,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545.52">
            <text:p>2545,52</text:p>
          </table:table-cell>
          <table:table-cell office:value-type="float" office:value="2500.72">
            <text:p>2500,72</text:p>
          </table:table-cell>
          <table:table-cell office:value-type="float" office:value="2736.98">
            <text:p>2736,98</text:p>
          </table:table-cell>
          <table:table-cell office:value-type="float" office:value="2500.98">
            <text:p>2500,98</text:p>
          </table:table-cell>
          <table:table-cell office:value-type="float" office:value="2170.41">
            <text:p>2170,41</text:p>
          </table:table-cell>
          <table:table-cell office:value-type="float" office:value="2495.89">
            <text:p>2495,89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333.79">
            <text:p>2333,79</text:p>
          </table:table-cell>
          <table:table-cell office:value-type="float" office:value="2606.83">
            <text:p>2606,83</text:p>
          </table:table-cell>
          <table:table-cell office:value-type="float" office:value="2546.4">
            <text:p>2546,4</text:p>
          </table:table-cell>
          <table:table-cell office:value-type="float" office:value="3147.18">
            <text:p>3147,18</text:p>
          </table:table-cell>
          <table:table-cell office:value-type="float" office:value="2381.9">
            <text:p>2381,9</text:p>
          </table:table-cell>
          <table:table-cell office:value-type="float" office:value="2657.9">
            <text:p>2657,9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210.21">
            <text:p>2210,21</text:p>
          </table:table-cell>
          <table:table-cell office:value-type="float" office:value="2644.37">
            <text:p>2644,37</text:p>
          </table:table-cell>
          <table:table-cell office:value-type="float" office:value="3047.37">
            <text:p>3047,37</text:p>
          </table:table-cell>
          <table:table-cell office:value-type="float" office:value="2452.4">
            <text:p>2452,4</text:p>
          </table:table-cell>
          <table:table-cell office:value-type="float" office:value="2183.81">
            <text:p>2183,81</text:p>
          </table:table-cell>
          <table:table-cell office:value-type="float" office:value="2857.66">
            <text:p>2857,66</text:p>
          </table:table-cell>
          <table:table-cell table:style-name="ce14"/>
          <table:table-cell table:style-name="ce14">
            <draw:frame table:end-cell-address="Advogato.Q34" table:end-x="2.253cm" table:end-y="0.107cm" draw:z-index="0" draw:style-name="gr1" svg:width="18.712cm" svg:height="10.759cm" svg:x="0.047cm" svg:y="0.187cm">
              <draw:object draw:notify-on-update-of-ranges="Advogato.K3:Advogato.K3 Advogato.L3:Advogato.Q3 Advogato.K4:Advogato.K4 Advogato.L4:Advogato.Q4 Advogato.K5:Advogato.K5 Advogato.L5:Advogato.Q5 Advogato.K6:Advogato.K6 Advogato.L6:Advogato.Q6 Advogato.K7:Advogato.K7 Advogato.L7:Advogato.Q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665.53">
            <text:p>2665,53</text:p>
          </table:table-cell>
          <table:table-cell office:value-type="float" office:value="2516.99">
            <text:p>2516,99</text:p>
          </table:table-cell>
          <table:table-cell office:value-type="float" office:value="2479.5">
            <text:p>2479,5</text:p>
          </table:table-cell>
          <table:table-cell office:value-type="float" office:value="2475.12">
            <text:p>2475,12</text:p>
          </table:table-cell>
          <table:table-cell office:value-type="float" office:value="1989.7">
            <text:p>1989,7</text:p>
          </table:table-cell>
          <table:table-cell office:value-type="float" office:value="2399.32">
            <text:p>2399,32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369.53">
            <text:p>2369,53</text:p>
          </table:table-cell>
          <table:table-cell office:value-type="float" office:value="2584.91">
            <text:p>2584,91</text:p>
          </table:table-cell>
          <table:table-cell office:value-type="float" office:value="2891.72">
            <text:p>2891,72</text:p>
          </table:table-cell>
          <table:table-cell office:value-type="float" office:value="2418.91">
            <text:p>2418,91</text:p>
          </table:table-cell>
          <table:table-cell office:value-type="float" office:value="2593.61">
            <text:p>2593,61</text:p>
          </table:table-cell>
          <table:table-cell office:value-type="float" office:value="2510.73">
            <text:p>2510,73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521.42">
            <text:p>2521,42</text:p>
          </table:table-cell>
          <table:table-cell office:value-type="float" office:value="2570.43">
            <text:p>2570,43</text:p>
          </table:table-cell>
          <table:table-cell office:value-type="float" office:value="2453.7">
            <text:p>2453,7</text:p>
          </table:table-cell>
          <table:table-cell office:value-type="float" office:value="2823.88">
            <text:p>2823,88</text:p>
          </table:table-cell>
          <table:table-cell office:value-type="float" office:value="2213.7">
            <text:p>2213,7</text:p>
          </table:table-cell>
          <table:table-cell office:value-type="float" office:value="2515.12">
            <text:p>2515,12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2508.785">
            <text:p>2508,785</text:p>
          </table:table-cell>
          <table:table-cell table:style-name="ce12" table:formula="of:=SUM([.D4:.D13])/10" office:value-type="float" office:value="2552.218">
            <text:p>2552,218</text:p>
          </table:table-cell>
          <table:table-cell table:style-name="ce12" table:formula="of:=SUM([.E4:.E13])/10" office:value-type="float" office:value="2720.228">
            <text:p>2720,228</text:p>
          </table:table-cell>
          <table:table-cell table:style-name="ce12" table:formula="of:=SUM([.F4:.F13])/10" office:value-type="float" office:value="2674.305">
            <text:p>2674,305</text:p>
          </table:table-cell>
          <table:table-cell table:style-name="ce12" table:formula="of:=SUM([.G4:.G13])/10" office:value-type="float" office:value="2226.832">
            <text:p>2226,832</text:p>
          </table:table-cell>
          <table:table-cell table:style-name="ce12" table:formula="of:=SUM([.H4:.H13])/10" office:value-type="float" office:value="2556.996">
            <text:p>2556,996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881.098">
            <text:p>881,098</text:p>
          </table:table-cell>
          <table:table-cell table:style-name="ce11" office:value-type="float" office:value="516.401">
            <text:p>516,401</text:p>
          </table:table-cell>
          <table:table-cell table:style-name="ce11" office:value-type="float" office:value="1111.3">
            <text:p>1111,3</text:p>
          </table:table-cell>
          <table:table-cell table:style-name="ce11" office:value-type="float" office:value="859.702">
            <text:p>859,702</text:p>
          </table:table-cell>
          <table:table-cell office:value-type="float" office:value="254.9">
            <text:p>254,9</text:p>
          </table:table-cell>
          <table:table-cell office:value-type="float" office:value="871.302">
            <text:p>871,30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905.997">
            <text:p>905,997</text:p>
          </table:table-cell>
          <table:table-cell office:value-type="float" office:value="171.2">
            <text:p>171,2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171.9">
            <text:p>171,9</text:p>
          </table:table-cell>
          <table:table-cell office:value-type="float" office:value="1010.89">
            <text:p>1010,8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939.796">
            <text:p>939,796</text:p>
          </table:table-cell>
          <table:table-cell office:value-type="float" office:value="698.499">
            <text:p>698,499</text:p>
          </table:table-cell>
          <table:table-cell office:value-type="float" office:value="307.3">
            <text:p>307,3</text:p>
          </table:table-cell>
          <table:table-cell office:value-type="float" office:value="190.3">
            <text:p>190,3</text:p>
          </table:table-cell>
          <table:table-cell table:style-name="ce17" office:value-type="float" office:value="1106.1">
            <text:p>1106,1</text:p>
          </table:table-cell>
          <table:table-cell table:style-name="ce17" office:value-type="float" office:value="1163.5">
            <text:p>1163,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93.196">
            <text:p>693,196</text:p>
          </table:table-cell>
          <table:table-cell office:value-type="float" office:value="953.408">
            <text:p>953,408</text:p>
          </table:table-cell>
          <table:table-cell office:value-type="float" office:value="1041.8">
            <text:p>1041,8</text:p>
          </table:table-cell>
          <table:table-cell office:value-type="float" office:value="451.494">
            <text:p>451,494</text:p>
          </table:table-cell>
          <table:table-cell office:value-type="float" office:value="321.301">
            <text:p>321,301</text:p>
          </table:table-cell>
          <table:table-cell office:value-type="float" office:value="466.699">
            <text:p>466,69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996.405">
            <text:p>996,405</text:p>
          </table:table-cell>
          <table:table-cell office:value-type="float" office:value="55.6">
            <text:p>55,6</text:p>
          </table:table-cell>
          <table:table-cell office:value-type="float" office:value="218.5">
            <text:p>218,5</text:p>
          </table:table-cell>
          <table:table-cell office:value-type="float" office:value="208.4">
            <text:p>208,4</text:p>
          </table:table-cell>
          <table:table-cell office:value-type="float" office:value="220.801">
            <text:p>220,801</text:p>
          </table:table-cell>
          <table:table-cell office:value-type="float" office:value="31.2">
            <text:p>31,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86.9">
            <text:p>1186,9</text:p>
          </table:table-cell>
          <table:table-cell office:value-type="float" office:value="513.3">
            <text:p>513,3</text:p>
          </table:table-cell>
          <table:table-cell office:value-type="float" office:value="956.297">
            <text:p>956,297</text:p>
          </table:table-cell>
          <table:table-cell office:value-type="float" office:value="511.294">
            <text:p>511,294</text:p>
          </table:table-cell>
          <table:table-cell office:value-type="float" office:value="1006.7">
            <text:p>1006,7</text:p>
          </table:table-cell>
          <table:table-cell office:value-type="float" office:value="1063.39">
            <text:p>1063,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28.495">
            <text:p>428,495</text:p>
          </table:table-cell>
          <table:table-cell office:value-type="float" office:value="668.399">
            <text:p>668,399</text:p>
          </table:table-cell>
          <table:table-cell office:value-type="float" office:value="356.2">
            <text:p>356,2</text:p>
          </table:table-cell>
          <table:table-cell office:value-type="float" office:value="753.702">
            <text:p>753,702</text:p>
          </table:table-cell>
          <table:table-cell office:value-type="float" office:value="1125.4">
            <text:p>1125,4</text:p>
          </table:table-cell>
          <table:table-cell office:value-type="float" office:value="865.798">
            <text:p>865,798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260.6">
            <text:p>1260,6</text:p>
          </table:table-cell>
          <table:table-cell office:value-type="float" office:value="82.9">
            <text:p>82,9</text:p>
          </table:table-cell>
          <table:table-cell office:value-type="float" office:value="924.7">
            <text:p>924,7</text:p>
          </table:table-cell>
          <table:table-cell office:value-type="float" office:value="793.898">
            <text:p>793,898</text:p>
          </table:table-cell>
          <table:table-cell office:value-type="float" office:value="967.692">
            <text:p>967,692</text:p>
          </table:table-cell>
          <table:table-cell office:value-type="float" office:value="470.098">
            <text:p>470,09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587.197">
            <text:p>587,197</text:p>
          </table:table-cell>
          <table:table-cell office:value-type="float" office:value="491.197">
            <text:p>491,197</text:p>
          </table:table-cell>
          <table:table-cell office:value-type="float" office:value="1178.1">
            <text:p>1178,1</text:p>
          </table:table-cell>
          <table:table-cell office:value-type="float" office:value="223.7">
            <text:p>223,7</text:p>
          </table:table-cell>
          <table:table-cell office:value-type="float" office:value="1075">
            <text:p>1075</text:p>
          </table:table-cell>
          <table:table-cell office:value-type="float" office:value="829.399">
            <text:p>829,39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86.2">
            <text:p>486,2</text:p>
          </table:table-cell>
          <table:table-cell table:style-name="ce13" office:value-type="float" office:value="473.198">
            <text:p>473,198</text:p>
          </table:table-cell>
          <table:table-cell table:style-name="ce13" office:value-type="float" office:value="4.8">
            <text:p>4,8</text:p>
          </table:table-cell>
          <table:table-cell table:style-name="ce13" office:value-type="float" office:value="165.5">
            <text:p>165,5</text:p>
          </table:table-cell>
          <table:table-cell table:style-name="ce18" office:value-type="float" office:value="502.803">
            <text:p>502,803</text:p>
          </table:table-cell>
          <table:table-cell table:style-name="ce18" office:value-type="float" office:value="457.194">
            <text:p>457,194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836.5884">
            <text:p>836,5884</text:p>
          </table:table-cell>
          <table:table-cell table:style-name="ce12" table:formula="of:=SUM([.D21:.D30])/10" office:value-type="float" office:value="462.4102">
            <text:p>462,4102</text:p>
          </table:table-cell>
          <table:table-cell table:style-name="ce12" table:formula="of:=SUM([.E21:.E30])/10" office:value-type="float" office:value="610.6997">
            <text:p>610,6997</text:p>
          </table:table-cell>
          <table:table-cell table:style-name="ce12" table:formula="of:=SUM([.F21:.F30])/10" office:value-type="float" office:value="425.499">
            <text:p>425,499</text:p>
          </table:table-cell>
          <table:table-cell table:style-name="ce12" table:formula="of:=SUM([.G21:.G30])/10" office:value-type="float" office:value="675.2597">
            <text:p>675,2597</text:p>
          </table:table-cell>
          <table:table-cell table:style-name="ce12" table:formula="of:=SUM([.H21:.H30])/10" office:value-type="float" office:value="722.947">
            <text:p>722,947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534.37">
            <text:p>2534,37</text:p>
          </table:table-cell>
          <table:table-cell table:style-name="ce11" office:value-type="float" office:value="2349.82">
            <text:p>2349,82</text:p>
          </table:table-cell>
          <table:table-cell table:style-name="ce11" office:value-type="float" office:value="2783.08">
            <text:p>2783,08</text:p>
          </table:table-cell>
          <table:table-cell table:style-name="ce11" office:value-type="float" office:value="2299.01">
            <text:p>2299,01</text:p>
          </table:table-cell>
          <table:table-cell office:value-type="float" office:value="2082.91">
            <text:p>2082,91</text:p>
          </table:table-cell>
          <table:table-cell office:value-type="float" office:value="2535.07">
            <text:p>2535,0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389.19">
            <text:p>2389,19</text:p>
          </table:table-cell>
          <table:table-cell office:value-type="float" office:value="2580.9">
            <text:p>2580,9</text:p>
          </table:table-cell>
          <table:table-cell office:value-type="float" office:value="2407.39">
            <text:p>2407,39</text:p>
          </table:table-cell>
          <table:table-cell office:value-type="float" office:value="2343.72">
            <text:p>2343,72</text:p>
          </table:table-cell>
          <table:table-cell office:value-type="float" office:value="2394">
            <text:p>2394</text:p>
          </table:table-cell>
          <table:table-cell office:value-type="float" office:value="2161.6">
            <text:p>2161,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314.93">
            <text:p>2314,93</text:p>
          </table:table-cell>
          <table:table-cell office:value-type="float" office:value="1932.61">
            <text:p>1932,61</text:p>
          </table:table-cell>
          <table:table-cell office:value-type="float" office:value="2328.72">
            <text:p>2328,72</text:p>
          </table:table-cell>
          <table:table-cell office:value-type="float" office:value="2386.79">
            <text:p>2386,79</text:p>
          </table:table-cell>
          <table:table-cell table:style-name="ce17" office:value-type="float" office:value="1784.7">
            <text:p>1784,7</text:p>
          </table:table-cell>
          <table:table-cell table:style-name="ce17" office:value-type="float" office:value="2418.92">
            <text:p>2418,9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435.1">
            <text:p>2435,1</text:p>
          </table:table-cell>
          <table:table-cell office:value-type="float" office:value="2211.41">
            <text:p>2211,41</text:p>
          </table:table-cell>
          <table:table-cell office:value-type="float" office:value="2407.2">
            <text:p>2407,2</text:p>
          </table:table-cell>
          <table:table-cell office:value-type="float" office:value="2302.71">
            <text:p>2302,71</text:p>
          </table:table-cell>
          <table:table-cell office:value-type="float" office:value="2260.02">
            <text:p>2260,02</text:p>
          </table:table-cell>
          <table:table-cell office:value-type="float" office:value="2599.52">
            <text:p>2599,5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371.99">
            <text:p>2371,99</text:p>
          </table:table-cell>
          <table:table-cell office:value-type="float" office:value="2293.21">
            <text:p>2293,21</text:p>
          </table:table-cell>
          <table:table-cell office:value-type="float" office:value="2410.59">
            <text:p>2410,59</text:p>
          </table:table-cell>
          <table:table-cell office:value-type="float" office:value="2725.63">
            <text:p>2725,63</text:p>
          </table:table-cell>
          <table:table-cell office:value-type="float" office:value="2369.09">
            <text:p>2369,09</text:p>
          </table:table-cell>
          <table:table-cell office:value-type="float" office:value="2463.8">
            <text:p>2463,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991.62">
            <text:p>1991,62</text:p>
          </table:table-cell>
          <table:table-cell office:value-type="float" office:value="2256.82">
            <text:p>2256,82</text:p>
          </table:table-cell>
          <table:table-cell office:value-type="float" office:value="2582.81">
            <text:p>2582,81</text:p>
          </table:table-cell>
          <table:table-cell office:value-type="float" office:value="2456.98">
            <text:p>2456,98</text:p>
          </table:table-cell>
          <table:table-cell office:value-type="float" office:value="1893.9">
            <text:p>1893,9</text:p>
          </table:table-cell>
          <table:table-cell office:value-type="float" office:value="2704.11">
            <text:p>2704,1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406.02">
            <text:p>2406,02</text:p>
          </table:table-cell>
          <table:table-cell office:value-type="float" office:value="2593.9">
            <text:p>2593,9</text:p>
          </table:table-cell>
          <table:table-cell office:value-type="float" office:value="2288.6">
            <text:p>2288,6</text:p>
          </table:table-cell>
          <table:table-cell office:value-type="float" office:value="2224.8">
            <text:p>2224,8</text:p>
          </table:table-cell>
          <table:table-cell office:value-type="float" office:value="2423.12">
            <text:p>2423,12</text:p>
          </table:table-cell>
          <table:table-cell office:value-type="float" office:value="2236.61">
            <text:p>2236,6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303.62">
            <text:p>2303,62</text:p>
          </table:table-cell>
          <table:table-cell office:value-type="float" office:value="2421.11">
            <text:p>2421,11</text:p>
          </table:table-cell>
          <table:table-cell office:value-type="float" office:value="2373.5">
            <text:p>2373,5</text:p>
          </table:table-cell>
          <table:table-cell office:value-type="float" office:value="2383.52">
            <text:p>2383,52</text:p>
          </table:table-cell>
          <table:table-cell office:value-type="float" office:value="2444.27">
            <text:p>2444,27</text:p>
          </table:table-cell>
          <table:table-cell office:value-type="float" office:value="2152.41">
            <text:p>2152,4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586.76">
            <text:p>2586,76</text:p>
          </table:table-cell>
          <table:table-cell office:value-type="float" office:value="2465.02">
            <text:p>2465,02</text:p>
          </table:table-cell>
          <table:table-cell office:value-type="float" office:value="2314.69">
            <text:p>2314,69</text:p>
          </table:table-cell>
          <table:table-cell office:value-type="float" office:value="2176.88">
            <text:p>2176,88</text:p>
          </table:table-cell>
          <table:table-cell office:value-type="float" office:value="1236.8">
            <text:p>1236,8</text:p>
          </table:table-cell>
          <table:table-cell office:value-type="float" office:value="2039.2">
            <text:p>2039,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1806.02">
            <text:p>1806,02</text:p>
          </table:table-cell>
          <table:table-cell table:style-name="ce13" office:value-type="float" office:value="2573.3">
            <text:p>2573,3</text:p>
          </table:table-cell>
          <table:table-cell table:style-name="ce13" office:value-type="float" office:value="2342.98">
            <text:p>2342,98</text:p>
          </table:table-cell>
          <table:table-cell table:style-name="ce13" office:value-type="float" office:value="1893.2">
            <text:p>1893,2</text:p>
          </table:table-cell>
          <table:table-cell table:style-name="ce18" office:value-type="float" office:value="1784.1">
            <text:p>1784,1</text:p>
          </table:table-cell>
          <table:table-cell table:style-name="ce18" office:value-type="float" office:value="2743.72">
            <text:p>2743,72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2313.962">
            <text:p>2313,962</text:p>
          </table:table-cell>
          <table:table-cell table:style-name="ce12" table:formula="of:=SUM([.D38:.D47])/10" office:value-type="float" office:value="2367.81">
            <text:p>2367,81</text:p>
          </table:table-cell>
          <table:table-cell table:style-name="ce12" table:formula="of:=SUM([.E38:.E47])/10" office:value-type="float" office:value="2423.956">
            <text:p>2423,956</text:p>
          </table:table-cell>
          <table:table-cell table:style-name="ce12" table:formula="of:=SUM([.F38:.F47])/10" office:value-type="float" office:value="2319.324">
            <text:p>2319,324</text:p>
          </table:table-cell>
          <table:table-cell table:style-name="ce12" table:formula="of:=SUM([.G38:.G47])/10" office:value-type="float" office:value="2067.291">
            <text:p>2067,291</text:p>
          </table:table-cell>
          <table:table-cell table:style-name="ce12" table:formula="of:=SUM([.H38:.H47])/10" office:value-type="float" office:value="2405.496">
            <text:p>2405,496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210.77">
            <text:p>2210,77</text:p>
          </table:table-cell>
          <table:table-cell table:style-name="ce11" office:value-type="float" office:value="2044.31">
            <text:p>2044,31</text:p>
          </table:table-cell>
          <table:table-cell table:style-name="ce11" office:value-type="float" office:value="2524.74">
            <text:p>2524,74</text:p>
          </table:table-cell>
          <table:table-cell table:style-name="ce11" office:value-type="float" office:value="2658.96">
            <text:p>2658,96</text:p>
          </table:table-cell>
          <table:table-cell office:value-type="float" office:value="2716.02">
            <text:p>2716,02</text:p>
          </table:table-cell>
          <table:table-cell office:value-type="float" office:value="2062.8">
            <text:p>2062,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967.79">
            <text:p>1967,79</text:p>
          </table:table-cell>
          <table:table-cell office:value-type="float" office:value="2233.12">
            <text:p>2233,12</text:p>
          </table:table-cell>
          <table:table-cell office:value-type="float" office:value="2546.93">
            <text:p>2546,93</text:p>
          </table:table-cell>
          <table:table-cell office:value-type="float" office:value="2554.3">
            <text:p>2554,3</text:p>
          </table:table-cell>
          <table:table-cell office:value-type="float" office:value="2678.51">
            <text:p>2678,51</text:p>
          </table:table-cell>
          <table:table-cell office:value-type="float" office:value="2557.92">
            <text:p>2557,9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975.02">
            <text:p>1975,02</text:p>
          </table:table-cell>
          <table:table-cell office:value-type="float" office:value="2224.13">
            <text:p>2224,13</text:p>
          </table:table-cell>
          <table:table-cell office:value-type="float" office:value="2365.07">
            <text:p>2365,07</text:p>
          </table:table-cell>
          <table:table-cell office:value-type="float" office:value="2696.94">
            <text:p>2696,94</text:p>
          </table:table-cell>
          <table:table-cell table:style-name="ce17" office:value-type="float" office:value="2708.51">
            <text:p>2708,51</text:p>
          </table:table-cell>
          <table:table-cell table:style-name="ce17" office:value-type="float" office:value="2110.97">
            <text:p>2110,9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076.59">
            <text:p>2076,59</text:p>
          </table:table-cell>
          <table:table-cell office:value-type="float" office:value="2173.73">
            <text:p>2173,73</text:p>
          </table:table-cell>
          <table:table-cell office:value-type="float" office:value="2130">
            <text:p>2130</text:p>
          </table:table-cell>
          <table:table-cell office:value-type="float" office:value="2723.79">
            <text:p>2723,79</text:p>
          </table:table-cell>
          <table:table-cell office:value-type="float" office:value="2462.65">
            <text:p>2462,65</text:p>
          </table:table-cell>
          <table:table-cell office:value-type="float" office:value="2625.28">
            <text:p>2625,2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944.95">
            <text:p>1944,95</text:p>
          </table:table-cell>
          <table:table-cell office:value-type="float" office:value="2195.47">
            <text:p>2195,47</text:p>
          </table:table-cell>
          <table:table-cell office:value-type="float" office:value="2422.14">
            <text:p>2422,14</text:p>
          </table:table-cell>
          <table:table-cell office:value-type="float" office:value="2419.09">
            <text:p>2419,09</text:p>
          </table:table-cell>
          <table:table-cell office:value-type="float" office:value="2804.9">
            <text:p>2804,9</text:p>
          </table:table-cell>
          <table:table-cell office:value-type="float" office:value="2429.63">
            <text:p>2429,6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072.32">
            <text:p>2072,32</text:p>
          </table:table-cell>
          <table:table-cell office:value-type="float" office:value="2456.8">
            <text:p>2456,8</text:p>
          </table:table-cell>
          <table:table-cell office:value-type="float" office:value="2169.33">
            <text:p>2169,33</text:p>
          </table:table-cell>
          <table:table-cell office:value-type="float" office:value="2470.01">
            <text:p>2470,01</text:p>
          </table:table-cell>
          <table:table-cell office:value-type="float" office:value="2622.36">
            <text:p>2622,36</text:p>
          </table:table-cell>
          <table:table-cell office:value-type="float" office:value="2485.18">
            <text:p>2485,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939.75">
            <text:p>1939,75</text:p>
          </table:table-cell>
          <table:table-cell office:value-type="float" office:value="2363.57">
            <text:p>2363,57</text:p>
          </table:table-cell>
          <table:table-cell office:value-type="float" office:value="2277.8">
            <text:p>2277,8</text:p>
          </table:table-cell>
          <table:table-cell office:value-type="float" office:value="2503.3">
            <text:p>2503,3</text:p>
          </table:table-cell>
          <table:table-cell office:value-type="float" office:value="2484.31">
            <text:p>2484,31</text:p>
          </table:table-cell>
          <table:table-cell office:value-type="float" office:value="2562.81">
            <text:p>2562,8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999.9">
            <text:p>1999,9</text:p>
          </table:table-cell>
          <table:table-cell office:value-type="float" office:value="2075.99">
            <text:p>2075,99</text:p>
          </table:table-cell>
          <table:table-cell office:value-type="float" office:value="2132.58">
            <text:p>2132,58</text:p>
          </table:table-cell>
          <table:table-cell office:value-type="float" office:value="2838.18">
            <text:p>2838,18</text:p>
          </table:table-cell>
          <table:table-cell office:value-type="float" office:value="2652.6">
            <text:p>2652,6</text:p>
          </table:table-cell>
          <table:table-cell office:value-type="float" office:value="2407.74">
            <text:p>2407,7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989.8">
            <text:p>1989,8</text:p>
          </table:table-cell>
          <table:table-cell office:value-type="float" office:value="2147.86">
            <text:p>2147,86</text:p>
          </table:table-cell>
          <table:table-cell office:value-type="float" office:value="2512.52">
            <text:p>2512,52</text:p>
          </table:table-cell>
          <table:table-cell office:value-type="float" office:value="2506.29">
            <text:p>2506,29</text:p>
          </table:table-cell>
          <table:table-cell office:value-type="float" office:value="2633.28">
            <text:p>2633,28</text:p>
          </table:table-cell>
          <table:table-cell office:value-type="float" office:value="1956.69">
            <text:p>1956,6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072.89">
            <text:p>2072,89</text:p>
          </table:table-cell>
          <table:table-cell table:style-name="ce13" office:value-type="float" office:value="2184.62">
            <text:p>2184,62</text:p>
          </table:table-cell>
          <table:table-cell table:style-name="ce13" office:value-type="float" office:value="2392.49">
            <text:p>2392,49</text:p>
          </table:table-cell>
          <table:table-cell table:style-name="ce13" office:value-type="float" office:value="2500.47">
            <text:p>2500,47</text:p>
          </table:table-cell>
          <table:table-cell table:style-name="ce18" office:value-type="float" office:value="2603.29">
            <text:p>2603,29</text:p>
          </table:table-cell>
          <table:table-cell table:style-name="ce18" office:value-type="float" office:value="2202.78">
            <text:p>2202,78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2024.978">
            <text:p>2024,978</text:p>
          </table:table-cell>
          <table:table-cell table:style-name="ce12" table:formula="of:=SUM([.D55:.D64])/10" office:value-type="float" office:value="2209.96">
            <text:p>2209,96</text:p>
          </table:table-cell>
          <table:table-cell table:style-name="ce12" table:formula="of:=SUM([.E55:.E64])/10" office:value-type="float" office:value="2347.36">
            <text:p>2347,36</text:p>
          </table:table-cell>
          <table:table-cell table:style-name="ce12" table:formula="of:=SUM([.F55:.F64])/10" office:value-type="float" office:value="2587.133">
            <text:p>2587,133</text:p>
          </table:table-cell>
          <table:table-cell table:style-name="ce12" table:formula="of:=SUM([.G55:.G64])/10" office:value-type="float" office:value="2636.643">
            <text:p>2636,643</text:p>
          </table:table-cell>
          <table:table-cell table:style-name="ce12" table:formula="of:=SUM([.H55:.H64])/10" office:value-type="float" office:value="2340.18">
            <text:p>2340,18</text:p>
          </table:table-cell>
          <table:table-cell table:number-columns-repeated="10"/>
        </table:table-row>
      </table:table>
      <table:table table:name="DBLP" table:style-name="ta1" table:print="false"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CDHS</text:p>
          </table:table-cell>
          <table:table-cell table:style-name="ce3"/>
          <table:table-cell table:style-name="ce9" table:number-columns-repeated="8"/>
          <table:table-cell table:style-name="ce1" office:value-type="string">
            <text:p>SUMMARY (revenue sum)</text:p>
          </table:table-cell>
          <table:table-cell table:style-name="ce9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style-name="ce9" table:number-columns-repeated="2"/>
          <table:table-cell/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style-name="ce2" table:number-columns-repeated="2"/>
          <table:table-cell table:style-name="ce3" office:value-type="string">
            <text:p>Heuristic/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66686">
            <text:p>466686</text:p>
          </table:table-cell>
          <table:table-cell table:style-name="ce11" office:value-type="float" office:value="474808">
            <text:p>474808</text:p>
          </table:table-cell>
          <table:table-cell table:style-name="ce11" office:value-type="float" office:value="495003">
            <text:p>495003</text:p>
          </table:table-cell>
          <table:table-cell table:style-name="ce11" office:value-type="float" office:value="468122">
            <text:p>468122</text:p>
          </table:table-cell>
          <table:table-cell office:value-type="float" office:value="386203">
            <text:p>386203</text:p>
          </table:table-cell>
          <table:table-cell office:value-type="float" office:value="489428">
            <text:p>489428</text:p>
          </table:table-cell>
          <table:table-cell table:style-name="ce11" table:number-columns-repeated="2"/>
          <table:table-cell table:style-name="ce4" office:value-type="string">
            <text:p>CDHS</text:p>
          </table:table-cell>
          <table:table-cell table:style-name="ce19" table:formula="of:=[.C$15]" office:value-type="float" office:value="469461.1">
            <text:p>469461,1</text:p>
          </table:table-cell>
          <table:table-cell table:style-name="ce19" table:formula="of:=[.D$15]" office:value-type="float" office:value="483042.2">
            <text:p>483042,2</text:p>
          </table:table-cell>
          <table:table-cell table:style-name="ce19" table:formula="of:=[.E$15]" office:value-type="float" office:value="489615.7">
            <text:p>489615,7</text:p>
          </table:table-cell>
          <table:table-cell table:style-name="ce19" table:formula="of:=[.F$15]" office:value-type="float" office:value="469338.4">
            <text:p>469338,4</text:p>
          </table:table-cell>
          <table:table-cell table:style-name="ce19" table:formula="of:=[.G$15]" office:value-type="float" office:value="377797.4">
            <text:p>377797,4</text:p>
          </table:table-cell>
          <table:table-cell table:style-name="ce21" table:formula="of:=[.H$15]" office:value-type="float" office:value="478139.6">
            <text:p>478139,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68792">
            <text:p>468792</text:p>
          </table:table-cell>
          <table:table-cell office:value-type="float" office:value="481719">
            <text:p>481719</text:p>
          </table:table-cell>
          <table:table-cell office:value-type="float" office:value="503553">
            <text:p>503553</text:p>
          </table:table-cell>
          <table:table-cell office:value-type="float" office:value="466360">
            <text:p>466360</text:p>
          </table:table-cell>
          <table:table-cell office:value-type="float" office:value="376289">
            <text:p>376289</text:p>
          </table:table-cell>
          <table:table-cell office:value-type="float" office:value="494592">
            <text:p>494592</text:p>
          </table:table-cell>
          <table:table-cell table:style-name="ce14" table:number-columns-repeated="2"/>
          <table:table-cell table:style-name="ce4" office:value-type="string">
            <text:p>Chaos</text:p>
          </table:table-cell>
          <table:table-cell table:style-name="ce19" table:formula="of:=[.C$32]" office:value-type="float" office:value="164931.99">
            <text:p>164931,99</text:p>
          </table:table-cell>
          <table:table-cell table:style-name="ce19" table:formula="of:=[.D$32]" office:value-type="float" office:value="151381.02">
            <text:p>151381,02</text:p>
          </table:table-cell>
          <table:table-cell table:style-name="ce19" table:formula="of:=[.E$32]" office:value-type="float" office:value="155424.25">
            <text:p>155424,25</text:p>
          </table:table-cell>
          <table:table-cell table:style-name="ce19" table:formula="of:=[.F$32]" office:value-type="float" office:value="178268.88">
            <text:p>178268,88</text:p>
          </table:table-cell>
          <table:table-cell table:style-name="ce19" table:formula="of:=[.G$32]" office:value-type="float" office:value="180197.1">
            <text:p>180197,1</text:p>
          </table:table-cell>
          <table:table-cell table:style-name="ce21" table:formula="of:=[.H$32]" office:value-type="float" office:value="168523.11">
            <text:p>168523,1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69959">
            <text:p>469959</text:p>
          </table:table-cell>
          <table:table-cell office:value-type="float" office:value="484061">
            <text:p>484061</text:p>
          </table:table-cell>
          <table:table-cell office:value-type="float" office:value="493479">
            <text:p>493479</text:p>
          </table:table-cell>
          <table:table-cell office:value-type="float" office:value="460872">
            <text:p>460872</text:p>
          </table:table-cell>
          <table:table-cell table:style-name="ce17" office:value-type="float" office:value="364972">
            <text:p>364972</text:p>
          </table:table-cell>
          <table:table-cell table:style-name="ce17" office:value-type="float" office:value="490007">
            <text:p>490007</text:p>
          </table:table-cell>
          <table:table-cell table:style-name="ce14" table:number-columns-repeated="2"/>
          <table:table-cell table:style-name="ce4" office:value-type="string">
            <text:p>Degrees</text:p>
          </table:table-cell>
          <table:table-cell table:style-name="ce19" table:formula="of:=[.C$49]" office:value-type="float" office:value="418762">
            <text:p>418762</text:p>
          </table:table-cell>
          <table:table-cell table:style-name="ce19" table:formula="of:=[.D$49]" office:value-type="float" office:value="426776.8">
            <text:p>426776,8</text:p>
          </table:table-cell>
          <table:table-cell table:style-name="ce19" table:formula="of:=[.E$49]" office:value-type="float" office:value="435479">
            <text:p>435479</text:p>
          </table:table-cell>
          <table:table-cell table:style-name="ce19" table:formula="of:=[.F$49]" office:value-type="float" office:value="413449.5">
            <text:p>413449,5</text:p>
          </table:table-cell>
          <table:table-cell table:style-name="ce19" table:formula="of:=[.G$49]" office:value-type="float" office:value="338646.5">
            <text:p>338646,5</text:p>
          </table:table-cell>
          <table:table-cell table:style-name="ce21" table:formula="of:=[.H$49]" office:value-type="float" office:value="437425.7">
            <text:p>437425,7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71664">
            <text:p>471664</text:p>
          </table:table-cell>
          <table:table-cell office:value-type="float" office:value="480942">
            <text:p>480942</text:p>
          </table:table-cell>
          <table:table-cell office:value-type="float" office:value="470727">
            <text:p>470727</text:p>
          </table:table-cell>
          <table:table-cell office:value-type="float" office:value="473289">
            <text:p>473289</text:p>
          </table:table-cell>
          <table:table-cell office:value-type="float" office:value="382307">
            <text:p>382307</text:p>
          </table:table-cell>
          <table:table-cell office:value-type="float" office:value="470690">
            <text:p>470690</text:p>
          </table:table-cell>
          <table:table-cell table:style-name="ce14" table:number-columns-repeated="2"/>
          <table:table-cell table:style-name="ce4" office:value-type="string">
            <text:p>Neighbourhood</text:p>
          </table:table-cell>
          <table:table-cell table:style-name="ce20" table:formula="of:=[.C$66]" office:value-type="float" office:value="381700.3">
            <text:p>381700,3</text:p>
          </table:table-cell>
          <table:table-cell table:style-name="ce20" table:formula="of:=[.D$66]" office:value-type="float" office:value="408394.1">
            <text:p>408394,1</text:p>
          </table:table-cell>
          <table:table-cell table:style-name="ce20" table:formula="of:=[.E$66]" office:value-type="float" office:value="438757.1">
            <text:p>438757,1</text:p>
          </table:table-cell>
          <table:table-cell table:style-name="ce20" table:formula="of:=[.F$66]" office:value-type="float" office:value="473019.4">
            <text:p>473019,4</text:p>
          </table:table-cell>
          <table:table-cell table:style-name="ce20" table:formula="of:=[.G$66]" office:value-type="float" office:value="490523.5">
            <text:p>490523,5</text:p>
          </table:table-cell>
          <table:table-cell table:style-name="ce22" table:formula="of:=[.H$66]" office:value-type="float" office:value="440573.3">
            <text:p>440573,3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67955">
            <text:p>467955</text:p>
          </table:table-cell>
          <table:table-cell office:value-type="float" office:value="481775">
            <text:p>481775</text:p>
          </table:table-cell>
          <table:table-cell office:value-type="float" office:value="477626">
            <text:p>477626</text:p>
          </table:table-cell>
          <table:table-cell office:value-type="float" office:value="476589">
            <text:p>476589</text:p>
          </table:table-cell>
          <table:table-cell office:value-type="float" office:value="378572">
            <text:p>378572</text:p>
          </table:table-cell>
          <table:table-cell office:value-type="float" office:value="463672">
            <text:p>463672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64224">
            <text:p>464224</text:p>
          </table:table-cell>
          <table:table-cell office:value-type="float" office:value="488219">
            <text:p>488219</text:p>
          </table:table-cell>
          <table:table-cell office:value-type="float" office:value="472889">
            <text:p>472889</text:p>
          </table:table-cell>
          <table:table-cell office:value-type="float" office:value="469763">
            <text:p>469763</text:p>
          </table:table-cell>
          <table:table-cell office:value-type="float" office:value="380635">
            <text:p>380635</text:p>
          </table:table-cell>
          <table:table-cell office:value-type="float" office:value="500928">
            <text:p>500928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75040">
            <text:p>475040</text:p>
          </table:table-cell>
          <table:table-cell office:value-type="float" office:value="485217">
            <text:p>485217</text:p>
          </table:table-cell>
          <table:table-cell office:value-type="float" office:value="495452">
            <text:p>495452</text:p>
          </table:table-cell>
          <table:table-cell office:value-type="float" office:value="473007">
            <text:p>473007</text:p>
          </table:table-cell>
          <table:table-cell office:value-type="float" office:value="385180">
            <text:p>385180</text:p>
          </table:table-cell>
          <table:table-cell office:value-type="float" office:value="464572">
            <text:p>464572</text:p>
          </table:table-cell>
          <table:table-cell table:style-name="ce14"/>
          <table:table-cell table:style-name="ce14">
            <draw:frame table:end-cell-address="DBLP.Q34" table:end-x="2.253cm" table:end-y="0.107cm" draw:z-index="0" draw:style-name="gr1" svg:width="18.712cm" svg:height="10.759cm" svg:x="0.047cm" svg:y="0.187cm">
              <draw:object draw:notify-on-update-of-ranges="DBLP.L3:DBLP.Q3 DBLP.K4:DBLP.K4 DBLP.L4:DBLP.Q4 DBLP.K5:DBLP.K5 DBLP.L5:DBLP.Q5 DBLP.K6:DBLP.K6 DBLP.L6:DBLP.Q6 DBLP.K7:DBLP.K7 DBLP.L7:DBLP.Q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64142">
            <text:p>464142</text:p>
          </table:table-cell>
          <table:table-cell office:value-type="float" office:value="488011">
            <text:p>488011</text:p>
          </table:table-cell>
          <table:table-cell office:value-type="float" office:value="489841">
            <text:p>489841</text:p>
          </table:table-cell>
          <table:table-cell office:value-type="float" office:value="472727">
            <text:p>472727</text:p>
          </table:table-cell>
          <table:table-cell office:value-type="float" office:value="372067">
            <text:p>372067</text:p>
          </table:table-cell>
          <table:table-cell office:value-type="float" office:value="481128">
            <text:p>481128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75802">
            <text:p>475802</text:p>
          </table:table-cell>
          <table:table-cell office:value-type="float" office:value="477839">
            <text:p>477839</text:p>
          </table:table-cell>
          <table:table-cell office:value-type="float" office:value="500906">
            <text:p>500906</text:p>
          </table:table-cell>
          <table:table-cell office:value-type="float" office:value="465072">
            <text:p>465072</text:p>
          </table:table-cell>
          <table:table-cell office:value-type="float" office:value="359130">
            <text:p>359130</text:p>
          </table:table-cell>
          <table:table-cell office:value-type="float" office:value="453924">
            <text:p>453924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70347">
            <text:p>470347</text:p>
          </table:table-cell>
          <table:table-cell office:value-type="float" office:value="487831">
            <text:p>487831</text:p>
          </table:table-cell>
          <table:table-cell office:value-type="float" office:value="496681">
            <text:p>496681</text:p>
          </table:table-cell>
          <table:table-cell office:value-type="float" office:value="467583">
            <text:p>467583</text:p>
          </table:table-cell>
          <table:table-cell office:value-type="float" office:value="392619">
            <text:p>392619</text:p>
          </table:table-cell>
          <table:table-cell office:value-type="float" office:value="472455">
            <text:p>472455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/>
          <table:table-cell table:style-name="ce3"/>
          <table:table-cell table:style-name="ce9" table:number-columns-repeated="6"/>
          <table:table-cell table:number-columns-repeated="100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4:.C13])/10" office:value-type="float" office:value="469461.1">
            <text:p>469461,1</text:p>
          </table:table-cell>
          <table:table-cell table:style-name="ce12" table:formula="of:=SUM([.D4:.D13])/10" office:value-type="float" office:value="483042.2">
            <text:p>483042,2</text:p>
          </table:table-cell>
          <table:table-cell table:style-name="ce12" table:formula="of:=SUM([.E4:.E13])/10" office:value-type="float" office:value="489615.7">
            <text:p>489615,7</text:p>
          </table:table-cell>
          <table:table-cell table:style-name="ce12" table:formula="of:=SUM([.F4:.F13])/10" office:value-type="float" office:value="469338.4">
            <text:p>469338,4</text:p>
          </table:table-cell>
          <table:table-cell table:style-name="ce12" table:formula="of:=SUM([.G4:.G13])/10" office:value-type="float" office:value="377797.4">
            <text:p>377797,4</text:p>
          </table:table-cell>
          <table:table-cell table:style-name="ce12" table:formula="of:=SUM([.H4:.H13])/10" office:value-type="float" office:value="478139.6">
            <text:p>478139,6</text:p>
          </table:table-cell>
          <table:table-cell table:style-name="ce12" table:number-columns-repeated="2"/>
          <table:table-cell/>
          <table:table-cell table:style-name="ce7"/>
          <table:table-cell table:style-name="ce12" table:number-columns-repeated="6"/>
          <table:table-cell table:number-columns-repeated="100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Chao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75465">
            <text:p>175465</text:p>
          </table:table-cell>
          <table:table-cell table:style-name="ce11" office:value-type="float" office:value="185536">
            <text:p>185536</text:p>
          </table:table-cell>
          <table:table-cell table:style-name="ce11" office:value-type="float" office:value="35146.1">
            <text:p>35146,1</text:p>
          </table:table-cell>
          <table:table-cell table:style-name="ce11" office:value-type="float" office:value="234635">
            <text:p>234635</text:p>
          </table:table-cell>
          <table:table-cell office:value-type="float" office:value="207908">
            <text:p>207908</text:p>
          </table:table-cell>
          <table:table-cell office:value-type="float" office:value="156283">
            <text:p>15628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12246">
            <text:p>212246</text:p>
          </table:table-cell>
          <table:table-cell office:value-type="float" office:value="14425.2">
            <text:p>14425,2</text:p>
          </table:table-cell>
          <table:table-cell office:value-type="float" office:value="184696">
            <text:p>184696</text:p>
          </table:table-cell>
          <table:table-cell office:value-type="float" office:value="97542.5">
            <text:p>97542,5</text:p>
          </table:table-cell>
          <table:table-cell office:value-type="float" office:value="166815">
            <text:p>166815</text:p>
          </table:table-cell>
          <table:table-cell office:value-type="float" office:value="179634">
            <text:p>17963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06569">
            <text:p>206569</text:p>
          </table:table-cell>
          <table:table-cell office:value-type="float" office:value="210629">
            <text:p>210629</text:p>
          </table:table-cell>
          <table:table-cell office:value-type="float" office:value="116312">
            <text:p>116312</text:p>
          </table:table-cell>
          <table:table-cell office:value-type="float" office:value="248962">
            <text:p>248962</text:p>
          </table:table-cell>
          <table:table-cell table:style-name="ce17" office:value-type="float" office:value="245795">
            <text:p>245795</text:p>
          </table:table-cell>
          <table:table-cell table:style-name="ce17" office:value-type="float" office:value="229653">
            <text:p>22965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09534">
            <text:p>209534</text:p>
          </table:table-cell>
          <table:table-cell office:value-type="float" office:value="114854">
            <text:p>114854</text:p>
          </table:table-cell>
          <table:table-cell office:value-type="float" office:value="21931.4">
            <text:p>21931,4</text:p>
          </table:table-cell>
          <table:table-cell office:value-type="float" office:value="201803">
            <text:p>201803</text:p>
          </table:table-cell>
          <table:table-cell office:value-type="float" office:value="212841">
            <text:p>212841</text:p>
          </table:table-cell>
          <table:table-cell office:value-type="float" office:value="31928.7">
            <text:p>31928,7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76470.2">
            <text:p>76470,2</text:p>
          </table:table-cell>
          <table:table-cell office:value-type="float" office:value="193427">
            <text:p>193427</text:p>
          </table:table-cell>
          <table:table-cell office:value-type="float" office:value="198033">
            <text:p>198033</text:p>
          </table:table-cell>
          <table:table-cell office:value-type="float" office:value="210870">
            <text:p>210870</text:p>
          </table:table-cell>
          <table:table-cell office:value-type="float" office:value="172363">
            <text:p>172363</text:p>
          </table:table-cell>
          <table:table-cell office:value-type="float" office:value="216703">
            <text:p>216703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11914">
            <text:p>111914</text:p>
          </table:table-cell>
          <table:table-cell office:value-type="float" office:value="203150">
            <text:p>203150</text:p>
          </table:table-cell>
          <table:table-cell office:value-type="float" office:value="204052">
            <text:p>204052</text:p>
          </table:table-cell>
          <table:table-cell office:value-type="float" office:value="36174.3">
            <text:p>36174,3</text:p>
          </table:table-cell>
          <table:table-cell office:value-type="float" office:value="184029">
            <text:p>184029</text:p>
          </table:table-cell>
          <table:table-cell office:value-type="float" office:value="226738">
            <text:p>226738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4776.7">
            <text:p>54776,7</text:p>
          </table:table-cell>
          <table:table-cell office:value-type="float" office:value="168688">
            <text:p>168688</text:p>
          </table:table-cell>
          <table:table-cell office:value-type="float" office:value="193873">
            <text:p>193873</text:p>
          </table:table-cell>
          <table:table-cell office:value-type="float" office:value="179695">
            <text:p>179695</text:p>
          </table:table-cell>
          <table:table-cell office:value-type="float" office:value="205233">
            <text:p>205233</text:p>
          </table:table-cell>
          <table:table-cell office:value-type="float" office:value="243141">
            <text:p>243141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55659">
            <text:p>155659</text:p>
          </table:table-cell>
          <table:table-cell office:value-type="float" office:value="151378">
            <text:p>151378</text:p>
          </table:table-cell>
          <table:table-cell office:value-type="float" office:value="178068">
            <text:p>178068</text:p>
          </table:table-cell>
          <table:table-cell office:value-type="float" office:value="208683">
            <text:p>208683</text:p>
          </table:table-cell>
          <table:table-cell office:value-type="float" office:value="112510">
            <text:p>112510</text:p>
          </table:table-cell>
          <table:table-cell office:value-type="float" office:value="44816.4">
            <text:p>44816,4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46272">
            <text:p>246272</text:p>
          </table:table-cell>
          <table:table-cell office:value-type="float" office:value="134688">
            <text:p>134688</text:p>
          </table:table-cell>
          <table:table-cell office:value-type="float" office:value="195626">
            <text:p>195626</text:p>
          </table:table-cell>
          <table:table-cell office:value-type="float" office:value="177340">
            <text:p>177340</text:p>
          </table:table-cell>
          <table:table-cell office:value-type="float" office:value="145475">
            <text:p>145475</text:p>
          </table:table-cell>
          <table:table-cell office:value-type="float" office:value="180530">
            <text:p>18053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200414">
            <text:p>200414</text:p>
          </table:table-cell>
          <table:table-cell table:style-name="ce13" office:value-type="float" office:value="137035">
            <text:p>137035</text:p>
          </table:table-cell>
          <table:table-cell table:style-name="ce13" office:value-type="float" office:value="226505">
            <text:p>226505</text:p>
          </table:table-cell>
          <table:table-cell table:style-name="ce13" office:value-type="float" office:value="186984">
            <text:p>186984</text:p>
          </table:table-cell>
          <table:table-cell table:style-name="ce18" office:value-type="float" office:value="149002">
            <text:p>149002</text:p>
          </table:table-cell>
          <table:table-cell table:style-name="ce18" office:value-type="float" office:value="175804">
            <text:p>17580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21:.C30])/10" office:value-type="float" office:value="164931.99">
            <text:p>164931,99</text:p>
          </table:table-cell>
          <table:table-cell table:style-name="ce12" table:formula="of:=SUM([.D21:.D30])/10" office:value-type="float" office:value="151381.02">
            <text:p>151381,02</text:p>
          </table:table-cell>
          <table:table-cell table:style-name="ce12" table:formula="of:=SUM([.E21:.E30])/10" office:value-type="float" office:value="155424.25">
            <text:p>155424,25</text:p>
          </table:table-cell>
          <table:table-cell table:style-name="ce12" table:formula="of:=SUM([.F21:.F30])/10" office:value-type="float" office:value="178268.88">
            <text:p>178268,88</text:p>
          </table:table-cell>
          <table:table-cell table:style-name="ce12" table:formula="of:=SUM([.G21:.G30])/10" office:value-type="float" office:value="180197.1">
            <text:p>180197,1</text:p>
          </table:table-cell>
          <table:table-cell table:style-name="ce12" table:formula="of:=SUM([.H21:.H30])/10" office:value-type="float" office:value="168523.11">
            <text:p>168523,11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Degrees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23" office:value-type="string">
            <text:p>Iteration #</text:p>
          </table:table-cell>
          <table:table-cell table:style-name="ce24"/>
          <table:table-cell table:style-name="ce25" table:number-columns-repeated="4"/>
          <table:table-cell table:style-name="ce26" table:number-columns-repeated="2"/>
          <table:table-cell table:style-name="ce27"/>
          <table:table-cell table:style-name="ce28"/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36003">
            <text:p>436003</text:p>
          </table:table-cell>
          <table:table-cell table:style-name="ce11" office:value-type="float" office:value="428575">
            <text:p>428575</text:p>
          </table:table-cell>
          <table:table-cell table:style-name="ce11" office:value-type="float" office:value="441583">
            <text:p>441583</text:p>
          </table:table-cell>
          <table:table-cell table:style-name="ce11" office:value-type="float" office:value="416523">
            <text:p>416523</text:p>
          </table:table-cell>
          <table:table-cell office:value-type="float" office:value="366012">
            <text:p>366012</text:p>
          </table:table-cell>
          <table:table-cell office:value-type="float" office:value="438913">
            <text:p>43891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29863">
            <text:p>429863</text:p>
          </table:table-cell>
          <table:table-cell office:value-type="float" office:value="433606">
            <text:p>433606</text:p>
          </table:table-cell>
          <table:table-cell office:value-type="float" office:value="437988">
            <text:p>437988</text:p>
          </table:table-cell>
          <table:table-cell office:value-type="float" office:value="374708">
            <text:p>374708</text:p>
          </table:table-cell>
          <table:table-cell office:value-type="float" office:value="339890">
            <text:p>339890</text:p>
          </table:table-cell>
          <table:table-cell office:value-type="float" office:value="441868">
            <text:p>441868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48516">
            <text:p>448516</text:p>
          </table:table-cell>
          <table:table-cell office:value-type="float" office:value="380816">
            <text:p>380816</text:p>
          </table:table-cell>
          <table:table-cell office:value-type="float" office:value="439059">
            <text:p>439059</text:p>
          </table:table-cell>
          <table:table-cell office:value-type="float" office:value="393435">
            <text:p>393435</text:p>
          </table:table-cell>
          <table:table-cell table:style-name="ce17" office:value-type="float" office:value="311918">
            <text:p>311918</text:p>
          </table:table-cell>
          <table:table-cell table:style-name="ce17" office:value-type="float" office:value="417373">
            <text:p>41737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97951">
            <text:p>397951</text:p>
          </table:table-cell>
          <table:table-cell office:value-type="float" office:value="427593">
            <text:p>427593</text:p>
          </table:table-cell>
          <table:table-cell office:value-type="float" office:value="419012">
            <text:p>419012</text:p>
          </table:table-cell>
          <table:table-cell office:value-type="float" office:value="413842">
            <text:p>413842</text:p>
          </table:table-cell>
          <table:table-cell office:value-type="float" office:value="397877">
            <text:p>397877</text:p>
          </table:table-cell>
          <table:table-cell office:value-type="float" office:value="424139">
            <text:p>424139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10396">
            <text:p>410396</text:p>
          </table:table-cell>
          <table:table-cell office:value-type="float" office:value="392713">
            <text:p>392713</text:p>
          </table:table-cell>
          <table:table-cell office:value-type="float" office:value="442538">
            <text:p>442538</text:p>
          </table:table-cell>
          <table:table-cell office:value-type="float" office:value="435204">
            <text:p>435204</text:p>
          </table:table-cell>
          <table:table-cell office:value-type="float" office:value="348402">
            <text:p>348402</text:p>
          </table:table-cell>
          <table:table-cell office:value-type="float" office:value="454739">
            <text:p>454739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66353">
            <text:p>366353</text:p>
          </table:table-cell>
          <table:table-cell office:value-type="float" office:value="442361">
            <text:p>442361</text:p>
          </table:table-cell>
          <table:table-cell office:value-type="float" office:value="420046">
            <text:p>420046</text:p>
          </table:table-cell>
          <table:table-cell office:value-type="float" office:value="447928">
            <text:p>447928</text:p>
          </table:table-cell>
          <table:table-cell office:value-type="float" office:value="332715">
            <text:p>332715</text:p>
          </table:table-cell>
          <table:table-cell office:value-type="float" office:value="433328">
            <text:p>433328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49877">
            <text:p>449877</text:p>
          </table:table-cell>
          <table:table-cell office:value-type="float" office:value="454512">
            <text:p>454512</text:p>
          </table:table-cell>
          <table:table-cell office:value-type="float" office:value="449751">
            <text:p>449751</text:p>
          </table:table-cell>
          <table:table-cell office:value-type="float" office:value="400973">
            <text:p>400973</text:p>
          </table:table-cell>
          <table:table-cell office:value-type="float" office:value="336842">
            <text:p>336842</text:p>
          </table:table-cell>
          <table:table-cell office:value-type="float" office:value="440609">
            <text:p>440609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60760">
            <text:p>360760</text:p>
          </table:table-cell>
          <table:table-cell office:value-type="float" office:value="417814">
            <text:p>417814</text:p>
          </table:table-cell>
          <table:table-cell office:value-type="float" office:value="424525">
            <text:p>424525</text:p>
          </table:table-cell>
          <table:table-cell office:value-type="float" office:value="463229">
            <text:p>463229</text:p>
          </table:table-cell>
          <table:table-cell office:value-type="float" office:value="319741">
            <text:p>319741</text:p>
          </table:table-cell>
          <table:table-cell office:value-type="float" office:value="411541">
            <text:p>411541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30648">
            <text:p>430648</text:p>
          </table:table-cell>
          <table:table-cell office:value-type="float" office:value="433291">
            <text:p>433291</text:p>
          </table:table-cell>
          <table:table-cell office:value-type="float" office:value="444378">
            <text:p>444378</text:p>
          </table:table-cell>
          <table:table-cell office:value-type="float" office:value="346131">
            <text:p>346131</text:p>
          </table:table-cell>
          <table:table-cell office:value-type="float" office:value="321801">
            <text:p>321801</text:p>
          </table:table-cell>
          <table:table-cell office:value-type="float" office:value="459391">
            <text:p>459391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457253">
            <text:p>457253</text:p>
          </table:table-cell>
          <table:table-cell table:style-name="ce13" office:value-type="float" office:value="456487">
            <text:p>456487</text:p>
          </table:table-cell>
          <table:table-cell table:style-name="ce13" office:value-type="float" office:value="435910">
            <text:p>435910</text:p>
          </table:table-cell>
          <table:table-cell table:style-name="ce13" office:value-type="float" office:value="442522">
            <text:p>442522</text:p>
          </table:table-cell>
          <table:table-cell table:style-name="ce18" office:value-type="float" office:value="311267">
            <text:p>311267</text:p>
          </table:table-cell>
          <table:table-cell table:style-name="ce18" office:value-type="float" office:value="452356">
            <text:p>45235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38:.C47])/10" office:value-type="float" office:value="418762">
            <text:p>418762</text:p>
          </table:table-cell>
          <table:table-cell table:style-name="ce12" table:formula="of:=SUM([.D38:.D47])/10" office:value-type="float" office:value="426776.8">
            <text:p>426776,8</text:p>
          </table:table-cell>
          <table:table-cell table:style-name="ce12" table:formula="of:=SUM([.E38:.E47])/10" office:value-type="float" office:value="435479">
            <text:p>435479</text:p>
          </table:table-cell>
          <table:table-cell table:style-name="ce12" table:formula="of:=SUM([.F38:.F47])/10" office:value-type="float" office:value="413449.5">
            <text:p>413449,5</text:p>
          </table:table-cell>
          <table:table-cell table:style-name="ce12" table:formula="of:=SUM([.G38:.G47])/10" office:value-type="float" office:value="338646.5">
            <text:p>338646,5</text:p>
          </table:table-cell>
          <table:table-cell table:style-name="ce12" table:formula="of:=SUM([.H38:.H47])/10" office:value-type="float" office:value="437425.7">
            <text:p>437425,7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Neighbourhood</text:p>
          </table:table-cell>
          <table:table-cell table:style-name="ce3"/>
          <table:table-cell table:style-name="ce9"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SM</text:p>
          </table:table-cell>
          <table:table-cell table:style-name="ce9" office:value-type="string">
            <text:p>MIN</text:p>
          </table:table-cell>
          <table:table-cell table:style-name="ce9" office:value-type="string">
            <text:p>FIRST_QUARTILE</text:p>
          </table:table-cell>
          <table:table-cell table:style-name="ce9" office:value-type="string">
            <text:p>MEDIAN</text:p>
          </table:table-cell>
          <table:table-cell table:style-name="ce9" office:value-type="string">
            <text:p>THIRD_QUARTILE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RANDOM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teration #</text:p>
          </table:table-cell>
          <table:table-cell table:style-name="ce5"/>
          <table:table-cell table:style-name="ce10" table:number-columns-repeated="4"/>
          <table:table-cell table:style-name="ce15" table:number-columns-repeated="2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85380">
            <text:p>385380</text:p>
          </table:table-cell>
          <table:table-cell table:style-name="ce11" office:value-type="float" office:value="410227">
            <text:p>410227</text:p>
          </table:table-cell>
          <table:table-cell table:style-name="ce11" office:value-type="float" office:value="438073">
            <text:p>438073</text:p>
          </table:table-cell>
          <table:table-cell table:style-name="ce11" office:value-type="float" office:value="480027">
            <text:p>480027</text:p>
          </table:table-cell>
          <table:table-cell office:value-type="float" office:value="497372">
            <text:p>497372</text:p>
          </table:table-cell>
          <table:table-cell office:value-type="float" office:value="412123">
            <text:p>41212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76273">
            <text:p>376273</text:p>
          </table:table-cell>
          <table:table-cell office:value-type="float" office:value="407923">
            <text:p>407923</text:p>
          </table:table-cell>
          <table:table-cell office:value-type="float" office:value="441111">
            <text:p>441111</text:p>
          </table:table-cell>
          <table:table-cell office:value-type="float" office:value="475438">
            <text:p>475438</text:p>
          </table:table-cell>
          <table:table-cell office:value-type="float" office:value="499568">
            <text:p>499568</text:p>
          </table:table-cell>
          <table:table-cell office:value-type="float" office:value="455266">
            <text:p>455266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85683">
            <text:p>385683</text:p>
          </table:table-cell>
          <table:table-cell office:value-type="float" office:value="405604">
            <text:p>405604</text:p>
          </table:table-cell>
          <table:table-cell office:value-type="float" office:value="436306">
            <text:p>436306</text:p>
          </table:table-cell>
          <table:table-cell office:value-type="float" office:value="471369">
            <text:p>471369</text:p>
          </table:table-cell>
          <table:table-cell table:style-name="ce17" office:value-type="float" office:value="494408">
            <text:p>494408</text:p>
          </table:table-cell>
          <table:table-cell table:style-name="ce17" office:value-type="float" office:value="469797">
            <text:p>469797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83289">
            <text:p>383289</text:p>
          </table:table-cell>
          <table:table-cell office:value-type="float" office:value="407907">
            <text:p>407907</text:p>
          </table:table-cell>
          <table:table-cell office:value-type="float" office:value="437876">
            <text:p>437876</text:p>
          </table:table-cell>
          <table:table-cell office:value-type="float" office:value="467203">
            <text:p>467203</text:p>
          </table:table-cell>
          <table:table-cell office:value-type="float" office:value="481993">
            <text:p>481993</text:p>
          </table:table-cell>
          <table:table-cell office:value-type="float" office:value="415176">
            <text:p>415176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8067">
            <text:p>388067</text:p>
          </table:table-cell>
          <table:table-cell office:value-type="float" office:value="408169">
            <text:p>408169</text:p>
          </table:table-cell>
          <table:table-cell office:value-type="float" office:value="441958">
            <text:p>441958</text:p>
          </table:table-cell>
          <table:table-cell office:value-type="float" office:value="467744">
            <text:p>467744</text:p>
          </table:table-cell>
          <table:table-cell office:value-type="float" office:value="497678">
            <text:p>497678</text:p>
          </table:table-cell>
          <table:table-cell office:value-type="float" office:value="465483">
            <text:p>465483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80310">
            <text:p>380310</text:p>
          </table:table-cell>
          <table:table-cell office:value-type="float" office:value="406357">
            <text:p>406357</text:p>
          </table:table-cell>
          <table:table-cell office:value-type="float" office:value="444011">
            <text:p>444011</text:p>
          </table:table-cell>
          <table:table-cell office:value-type="float" office:value="472766">
            <text:p>472766</text:p>
          </table:table-cell>
          <table:table-cell office:value-type="float" office:value="488580">
            <text:p>488580</text:p>
          </table:table-cell>
          <table:table-cell office:value-type="float" office:value="410974">
            <text:p>410974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80239">
            <text:p>380239</text:p>
          </table:table-cell>
          <table:table-cell office:value-type="float" office:value="408715">
            <text:p>408715</text:p>
          </table:table-cell>
          <table:table-cell office:value-type="float" office:value="428561">
            <text:p>428561</text:p>
          </table:table-cell>
          <table:table-cell office:value-type="float" office:value="474931">
            <text:p>474931</text:p>
          </table:table-cell>
          <table:table-cell office:value-type="float" office:value="483503">
            <text:p>483503</text:p>
          </table:table-cell>
          <table:table-cell office:value-type="float" office:value="448786">
            <text:p>44878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79674">
            <text:p>379674</text:p>
          </table:table-cell>
          <table:table-cell office:value-type="float" office:value="411242">
            <text:p>411242</text:p>
          </table:table-cell>
          <table:table-cell office:value-type="float" office:value="435870">
            <text:p>435870</text:p>
          </table:table-cell>
          <table:table-cell office:value-type="float" office:value="471035">
            <text:p>471035</text:p>
          </table:table-cell>
          <table:table-cell office:value-type="float" office:value="480316">
            <text:p>480316</text:p>
          </table:table-cell>
          <table:table-cell office:value-type="float" office:value="470777">
            <text:p>470777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80828">
            <text:p>380828</text:p>
          </table:table-cell>
          <table:table-cell office:value-type="float" office:value="407367">
            <text:p>407367</text:p>
          </table:table-cell>
          <table:table-cell office:value-type="float" office:value="442562">
            <text:p>442562</text:p>
          </table:table-cell>
          <table:table-cell office:value-type="float" office:value="476175">
            <text:p>476175</text:p>
          </table:table-cell>
          <table:table-cell office:value-type="float" office:value="502743">
            <text:p>502743</text:p>
          </table:table-cell>
          <table:table-cell office:value-type="float" office:value="416294">
            <text:p>416294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8"/>
          <table:table-cell table:style-name="ce13" office:value-type="float" office:value="377260">
            <text:p>377260</text:p>
          </table:table-cell>
          <table:table-cell table:style-name="ce13" office:value-type="float" office:value="410430">
            <text:p>410430</text:p>
          </table:table-cell>
          <table:table-cell table:style-name="ce13" office:value-type="float" office:value="441243">
            <text:p>441243</text:p>
          </table:table-cell>
          <table:table-cell table:style-name="ce13" office:value-type="float" office:value="473506">
            <text:p>473506</text:p>
          </table:table-cell>
          <table:table-cell table:style-name="ce18" office:value-type="float" office:value="479074">
            <text:p>479074</text:p>
          </table:table-cell>
          <table:table-cell table:style-name="ce18" office:value-type="float" office:value="441057">
            <text:p>4410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office:value-type="string">
            <text:p>PSM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" office:value-type="string">
            <text:p>Revenue sum</text:p>
          </table:table-cell>
          <table:table-cell table:style-name="ce12" table:formula="of:=SUM([.C55:.C64])/10" office:value-type="float" office:value="381700.3">
            <text:p>381700,3</text:p>
          </table:table-cell>
          <table:table-cell table:style-name="ce12" table:formula="of:=SUM([.D55:.D64])/10" office:value-type="float" office:value="408394.1">
            <text:p>408394,1</text:p>
          </table:table-cell>
          <table:table-cell table:style-name="ce12" table:formula="of:=SUM([.E55:.E64])/10" office:value-type="float" office:value="438757.1">
            <text:p>438757,1</text:p>
          </table:table-cell>
          <table:table-cell table:style-name="ce12" table:formula="of:=SUM([.F55:.F64])/10" office:value-type="float" office:value="473019.4">
            <text:p>473019,4</text:p>
          </table:table-cell>
          <table:table-cell table:style-name="ce12" table:formula="of:=SUM([.G55:.G64])/10" office:value-type="float" office:value="490523.5">
            <text:p>490523,5</text:p>
          </table:table-cell>
          <table:table-cell table:style-name="ce12" table:formula="of:=SUM([.H55:.H64])/10" office:value-type="float" office:value="440573.3">
            <text:p>440573,3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30.10.2013</text:date>, <text:time>01:0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0-30T01:06:15.83</dc:date>
    <dc:creator>R. M.</dc:creator>
    <meta:editing-duration>PT16H42M45S</meta:editing-duration>
    <meta:editing-cycles>65</meta:editing-cycles>
    <meta:document-statistic meta:table-count="2" meta:cell-count="8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3cm" svg:height="10.76cm" xlink:href=".." xlink:type="simple" chart:class="chart:line" chart:style-name="ch1">
        <chart:legend chart:legend-position="end" svg:x="15.629cm" svg:y="4.358cm" chart:style-name="ch2"/>
        <chart:plot-area chart:style-name="ch3" table:cell-range-address="DBLP.K3:DBLP.Q7" chart:data-source-has-labels="both" svg:x="0.824cm" svg:y="0.995cm" svg:width="14.057cm" svg:height="9.13cm">
          <chartooo:coordinate-region svg:x="2.186cm" svg:y="1.207cm" svg:width="11.332cm" svg:height="8.245cm"/>
          <chart:axis chart:dimension="x" chart:name="primary-x" chart:style-name="ch4">
            <chart:categories table:cell-range-address="DBLP.L3:DBLP.Q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BLP.L4:DBLP.Q4" chart:label-cell-address="DBLP.K4:DBLP.K4" chart:class="chart:line">
            <chart:data-point chart:repeated="6"/>
          </chart:series>
          <chart:series chart:attached-axis="primary-y" chart:style-name="ch8" chart:values-cell-range-address="DBLP.L5:DBLP.Q5" chart:label-cell-address="DBLP.K5:DBLP.K5" chart:class="chart:line">
            <chart:data-point chart:repeated="6"/>
          </chart:series>
          <chart:series chart:attached-axis="primary-y" chart:style-name="ch9" chart:values-cell-range-address="DBLP.L6:DBLP.Q6" chart:label-cell-address="DBLP.K6:DBLP.K6" chart:class="chart:line">
            <chart:data-point chart:repeated="6"/>
          </chart:series>
          <chart:series chart:attached-axis="primary-y" chart:style-name="ch10" chart:values-cell-range-address="DBLP.L7:DBLP.Q7" chart:label-cell-address="DBLP.K7:DBLP.K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L3:DBLP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K4:DBLP.K4</svg:desc>
                </draw:g>
              </table:table-cell>
              <table:table-cell office:value-type="float" office:value="469461.1">
                <text:p>469461.1</text:p>
                <draw:g>
                  <svg:desc>DBLP.L4:DBLP.Q4</svg:desc>
                </draw:g>
              </table:table-cell>
              <table:table-cell office:value-type="float" office:value="483042.2">
                <text:p>483042.2</text:p>
              </table:table-cell>
              <table:table-cell office:value-type="float" office:value="489615.7">
                <text:p>489615.7</text:p>
              </table:table-cell>
              <table:table-cell office:value-type="float" office:value="469338.4">
                <text:p>469338.4</text:p>
              </table:table-cell>
              <table:table-cell office:value-type="float" office:value="377797.4">
                <text:p>377797.4</text:p>
              </table:table-cell>
              <table:table-cell office:value-type="float" office:value="478139.6">
                <text:p>478139.6</text:p>
              </table:table-cell>
            </table:table-row>
            <table:table-row>
              <table:table-cell office:value-type="string">
                <text:p>Chaos</text:p>
                <draw:g>
                  <svg:desc>DBLP.K5:DBLP.K5</svg:desc>
                </draw:g>
              </table:table-cell>
              <table:table-cell office:value-type="float" office:value="164931.99">
                <text:p>164931.99</text:p>
                <draw:g>
                  <svg:desc>DBLP.L5:DBLP.Q5</svg:desc>
                </draw:g>
              </table:table-cell>
              <table:table-cell office:value-type="float" office:value="151381.02">
                <text:p>151381.02</text:p>
              </table:table-cell>
              <table:table-cell office:value-type="float" office:value="155424.25">
                <text:p>155424.25</text:p>
              </table:table-cell>
              <table:table-cell office:value-type="float" office:value="178268.88">
                <text:p>178268.88</text:p>
              </table:table-cell>
              <table:table-cell office:value-type="float" office:value="180197.1">
                <text:p>180197.1</text:p>
              </table:table-cell>
              <table:table-cell office:value-type="float" office:value="168523.11">
                <text:p>168523.11</text:p>
              </table:table-cell>
            </table:table-row>
            <table:table-row>
              <table:table-cell office:value-type="string">
                <text:p>Degrees</text:p>
                <draw:g>
                  <svg:desc>DBLP.K6:DBLP.K6</svg:desc>
                </draw:g>
              </table:table-cell>
              <table:table-cell office:value-type="float" office:value="418762">
                <text:p>418762</text:p>
                <draw:g>
                  <svg:desc>DBLP.L6:DBLP.Q6</svg:desc>
                </draw:g>
              </table:table-cell>
              <table:table-cell office:value-type="float" office:value="426776.8">
                <text:p>426776.8</text:p>
              </table:table-cell>
              <table:table-cell office:value-type="float" office:value="435479">
                <text:p>435479</text:p>
              </table:table-cell>
              <table:table-cell office:value-type="float" office:value="413449.5">
                <text:p>413449.5</text:p>
              </table:table-cell>
              <table:table-cell office:value-type="float" office:value="338646.5">
                <text:p>338646.5</text:p>
              </table:table-cell>
              <table:table-cell office:value-type="float" office:value="437425.7">
                <text:p>437425.7</text:p>
              </table:table-cell>
            </table:table-row>
            <table:table-row>
              <table:table-cell office:value-type="string">
                <text:p>Neighbourhood</text:p>
                <draw:g>
                  <svg:desc>DBLP.K7:DBLP.K7</svg:desc>
                </draw:g>
              </table:table-cell>
              <table:table-cell office:value-type="float" office:value="381700.3">
                <text:p>381700.3</text:p>
                <draw:g>
                  <svg:desc>DBLP.L7:DBLP.Q7</svg:desc>
                </draw:g>
              </table:table-cell>
              <table:table-cell office:value-type="float" office:value="408394.1">
                <text:p>408394.1</text:p>
              </table:table-cell>
              <table:table-cell office:value-type="float" office:value="438757.1">
                <text:p>438757.1</text:p>
              </table:table-cell>
              <table:table-cell office:value-type="float" office:value="473019.4">
                <text:p>473019.4</text:p>
              </table:table-cell>
              <table:table-cell office:value-type="float" office:value="490523.5">
                <text:p>490523.5</text:p>
              </table:table-cell>
              <table:table-cell office:value-type="float" office:value="440573.3">
                <text:p>44057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3cm" svg:height="10.76cm" xlink:href=".." xlink:type="simple" chart:class="chart:line" chart:style-name="ch1">
        <chart:legend chart:legend-position="end" svg:x="15.629cm" svg:y="4.358cm" chart:style-name="ch2"/>
        <chart:plot-area chart:style-name="ch3" table:cell-range-address="Advogato.K3:Advogato.Q7" chart:data-source-has-labels="both" svg:x="0.824cm" svg:y="0.995cm" svg:width="14.057cm" svg:height="9.13cm">
          <chartooo:coordinate-region svg:x="1.816cm" svg:y="1.208cm" svg:width="12.072cm" svg:height="8.244cm"/>
          <chart:axis chart:dimension="x" chart:name="primary-x" chart:style-name="ch4">
            <chart:categories table:cell-range-address="Advogato.L3:Advogato.Q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vogato.L4:Advogato.Q4" chart:label-cell-address="Advogato.K4:Advogato.K4" chart:class="chart:line">
            <chart:data-point chart:repeated="6"/>
          </chart:series>
          <chart:series chart:attached-axis="primary-y" chart:style-name="ch8" chart:values-cell-range-address="Advogato.L5:Advogato.Q5" chart:label-cell-address="Advogato.K5:Advogato.K5" chart:class="chart:line">
            <chart:data-point chart:repeated="6"/>
          </chart:series>
          <chart:series chart:attached-axis="primary-y" chart:style-name="ch9" chart:values-cell-range-address="Advogato.L6:Advogato.Q6" chart:label-cell-address="Advogato.K6:Advogato.K6" chart:class="chart:line">
            <chart:data-point chart:repeated="6"/>
          </chart:series>
          <chart:series chart:attached-axis="primary-y" chart:style-name="ch10" chart:values-cell-range-address="Advogato.L7:Advogato.Q7" chart:label-cell-address="Advogato.K7:Advogato.K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L3:Advogato.Q3</svg:desc>
                </draw:g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0,75</text:p>
              </table:table-cell>
              <table:table-cell office:value-type="string">
                <text:p>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K4:Advogato.K4</svg:desc>
                </draw:g>
              </table:table-cell>
              <table:table-cell office:value-type="float" office:value="2508.785">
                <text:p>2508.785</text:p>
                <draw:g>
                  <svg:desc>Advogato.L4:Advogato.Q4</svg:desc>
                </draw:g>
              </table:table-cell>
              <table:table-cell office:value-type="float" office:value="2552.218">
                <text:p>2552.218</text:p>
              </table:table-cell>
              <table:table-cell office:value-type="float" office:value="2720.228">
                <text:p>2720.228</text:p>
              </table:table-cell>
              <table:table-cell office:value-type="float" office:value="2674.305">
                <text:p>2674.305</text:p>
              </table:table-cell>
              <table:table-cell office:value-type="float" office:value="2226.832">
                <text:p>2226.832</text:p>
              </table:table-cell>
              <table:table-cell office:value-type="float" office:value="2556.996">
                <text:p>2556.996</text:p>
              </table:table-cell>
            </table:table-row>
            <table:table-row>
              <table:table-cell office:value-type="string">
                <text:p>CHAOS</text:p>
                <draw:g>
                  <svg:desc>Advogato.K5:Advogato.K5</svg:desc>
                </draw:g>
              </table:table-cell>
              <table:table-cell office:value-type="float" office:value="836.5884">
                <text:p>836.5884</text:p>
                <draw:g>
                  <svg:desc>Advogato.L5:Advogato.Q5</svg:desc>
                </draw:g>
              </table:table-cell>
              <table:table-cell office:value-type="float" office:value="462.4102">
                <text:p>462.4102</text:p>
              </table:table-cell>
              <table:table-cell office:value-type="float" office:value="610.6997">
                <text:p>610.6997</text:p>
              </table:table-cell>
              <table:table-cell office:value-type="float" office:value="425.499">
                <text:p>425.499</text:p>
              </table:table-cell>
              <table:table-cell office:value-type="float" office:value="675.2597">
                <text:p>675.2597</text:p>
              </table:table-cell>
              <table:table-cell office:value-type="float" office:value="722.947">
                <text:p>722.947</text:p>
              </table:table-cell>
            </table:table-row>
            <table:table-row>
              <table:table-cell office:value-type="string">
                <text:p>Degrees</text:p>
                <draw:g>
                  <svg:desc>Advogato.K6:Advogato.K6</svg:desc>
                </draw:g>
              </table:table-cell>
              <table:table-cell office:value-type="float" office:value="2313.962">
                <text:p>2313.962</text:p>
                <draw:g>
                  <svg:desc>Advogato.L6:Advogato.Q6</svg:desc>
                </draw:g>
              </table:table-cell>
              <table:table-cell office:value-type="float" office:value="2367.81">
                <text:p>2367.81</text:p>
              </table:table-cell>
              <table:table-cell office:value-type="float" office:value="2423.956">
                <text:p>2423.956</text:p>
              </table:table-cell>
              <table:table-cell office:value-type="float" office:value="2319.324">
                <text:p>2319.324</text:p>
              </table:table-cell>
              <table:table-cell office:value-type="float" office:value="2067.291">
                <text:p>2067.291</text:p>
              </table:table-cell>
              <table:table-cell office:value-type="float" office:value="2405.496">
                <text:p>2405.496</text:p>
              </table:table-cell>
            </table:table-row>
            <table:table-row>
              <table:table-cell office:value-type="string">
                <text:p>Neighbourhood</text:p>
                <draw:g>
                  <svg:desc>Advogato.K7:Advogato.K7</svg:desc>
                </draw:g>
              </table:table-cell>
              <table:table-cell office:value-type="float" office:value="2024.978">
                <text:p>2024.978</text:p>
                <draw:g>
                  <svg:desc>Advogato.L7:Advogato.Q7</svg:desc>
                </draw:g>
              </table:table-cell>
              <table:table-cell office:value-type="float" office:value="2209.96">
                <text:p>2209.96</text:p>
              </table:table-cell>
              <table:table-cell office:value-type="float" office:value="2347.36">
                <text:p>2347.36</text:p>
              </table:table-cell>
              <table:table-cell office:value-type="float" office:value="2587.133">
                <text:p>2587.133</text:p>
              </table:table-cell>
              <table:table-cell office:value-type="float" office:value="2636.643">
                <text:p>2636.643</text:p>
              </table:table-cell>
              <table:table-cell office:value-type="float" office:value="2340.18">
                <text:p>234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